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able_20_Heading">
      <style:text-properties fo:font-weight="normal" style:font-weight-asian="normal" style:font-weight-complex="normal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bjet :<text:span text:style-name="T1"> Analyse des besoins du client</text:span></text:p>
      <text:p text:style-name="P9"><text:tab/></text:p>
      <text:p text:style-name="P9"/>
      <text:p text:style-name="P9"/>
      <text:p text:style-name="P9"/>
      <text:p text:style-name="P11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4">Auteurs</text:p>
          </table:table-cell>
          <table:table-cell table:style-name="Tableau1.A1" office:value-type="string">
            <text:p text:style-name="P14">Approbateurs</text:p>
          </table:table-cell>
          <table:table-cell table:style-name="Tableau1.C1" office:value-type="string">
            <text:p text:style-name="P14">Validation</text:p>
          </table:table-cell>
        </table:table-row>
        <table:table-row>
          <table:table-cell table:style-name="Tableau1.A3" office:value-type="string">
            <text:p text:style-name="P12">Éloi Perdereau</text:p>
          </table:table-cell>
          <table:table-cell table:style-name="Tableau1.B3" office:value-type="string">
            <text:p text:style-name="P12">Yahia Bentahlia</text:p>
            <text:p text:style-name="P12">Christophe Guieu</text:p>
            <text:p text:style-name="P12">Sébastien Delecraz</text:p>
          </table:table-cell>
          <table:table-cell table:style-name="Tableau1.C3" office:value-type="string">
            <text:p text:style-name="P12"/>
          </table:table-cell>
        </table:table-row>
        <table:table-row>
          <table:table-cell table:style-name="Tableau1.A3" office:value-type="string">
            <text:p text:style-name="P13">Livré le : 19/09</text:p>
          </table:table-cell>
          <table:table-cell table:style-name="Tableau1.B3" office:value-type="string">
            <text:p text:style-name="P13">Approuvé le :</text:p>
          </table:table-cell>
          <table:table-cell table:style-name="Tableau1.C3" office:value-type="string">
            <text:p text:style-name="P13">Validé :</text:p>
          </table:table-cell>
        </table:table-row>
      </table:table>
      <text:p text:style-name="P9"/>
      <text:p text:style-name="P9"><text:tab/></text:p>
      <text:p text:style-name="P9"/>
      <text:p text:style-name="P10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Jack Jones, Olivier Michalon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">Yahia Bentahlia, Sébastien Delecraz, Éloi Perdereau, Oumar Sissoko</text:p>
          </table:table-cell>
        </table:table-row>
      </table:table>
      <text:p text:style-name="P9"/>
      <text:p text:style-name="P9"/>
      <text:p text:style-name="P9"/>
      <text:p text:style-name="P10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Compte rendu de la réunion du 18/09</text:p>
          </table:table-cell>
          <table:table-cell table:style-name="Tableau3.B2" office:value-type="string">
            <text:p text:style-name="P2">compte_rendu_reunion_yseco_cuisinavenir_18_09_13</text:p>
          </table:table-cell>
        </table:table-row>
      </table:table>
      <text:p text:style-name="P9"/>
      <text:p text:style-name="P9"/>
      <text:p text:style-name="P9"/>
      <text:p text:style-name="P10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19/09</text:p>
          </table:table-cell>
          <table:table-cell table:style-name="Tableau4.D4" office:value-type="string">
            <text:p text:style-name="Table_20_Contents">Première analyse des besoins basés sur les réunions client du 18/09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9"/>
      <text:h text:style-name="P22" text:outline-level="1">Analyse des besoins</text:h>
      <text:p text:style-name="Standard">Le client (Jack Jones) demande un site web afin d'augmenter la notoriété de l'entreprise auprès des professionnels, et d'élargir ses clients à des particuliers.</text:p>
      <text:p text:style-name="Standard"/>
      <text:p text:style-name="Standard">Le site met à disposition la visualisation du catalogue de l’entreprise. Ce-ci comprend la mise en valeur des promotions en cours. Le catalogue est le même pour des acheteurs particuliers et professionnels.</text:p>
      <text:p text:style-name="Standard"/>
      <text:p text:style-name="Standard">Il y a deux types utilisateurs finaux :</text:p>
      <text:list xml:id="list17175949971" text:style-name="L1">
        <text:list-item>
          <text:p text:style-name="P15">Les clients (particuliers et professionnels)</text:p>
        </text:list-item>
        <text:list-item>
          <text:p text:style-name="P15">L'administrateur</text:p>
        </text:list-item>
      </text:list>
      <text:p text:style-name="Standard"/>
      <text:p text:style-name="Standard">Les clients auront la possibilité de :</text:p>
      <text:list xml:id="list1243858760" text:style-name="L2">
        <text:list-item>
          <text:p text:style-name="P16">consulter le catalogue</text:p>
        </text:list-item>
        <text:list-item>
          <text:p text:style-name="P16">choisir des modules à acheter (modèle, type de bois, quantité)</text:p>
        </text:list-item>
        <text:list-item>
          <text:p text:style-name="P16">régler la facture en ligne</text:p>
        </text:list-item>
      </text:list>
      <text:p text:style-name="Standard"/>
      <text:p text:style-name="Standard">L'administrateur unique (Jack Jones)  :</text:p>
      <text:list xml:id="list1945076321" text:style-name="L3">
        <text:list-item>
          <text:p text:style-name="P17">consulter et modifier les stocks</text:p>
        </text:list-item>
        <text:list-item>
          <text:p text:style-name="P17">gérer les commandes (valider, refuser, appliquer des ristournes)</text:p>
        </text:list-item>
        <text:list-item>
          <text:p text:style-name="P17">gérer son catalogue et les promotions du moment</text:p>
        </text:list-item>
      </text:list>
      <text:p text:style-name="Standard"/>
      <text:p text:style-name="Standard">Pour plus de confort, Mr Jones pourra bénéficier d'un référencement et d'une bonne disponibilité pour son site moyennant un coût supplémentaire ann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5T10:31:51</dc:date>
    <dc:creator>GUIEU Christophe</dc:creator>
    <meta:editing-duration>PT1H28M</meta:editing-duration>
    <meta:editing-cycles>17</meta:editing-cycles>
    <meta:generator>LibreOffice/3.5$Linux_x86 LibreOffice_project/350m1$Build-2</meta:generator>
    <dc:title>Fiche d'itération</dc:title>
    <meta:document-statistic meta:table-count="4" meta:image-count="0" meta:object-count="0" meta:page-count="2" meta:paragraph-count="50" meta:word-count="244" meta:character-count="1553" meta:non-whitespace-character-count="1362"/>
  </office:meta>
</office:document-meta>
</file>